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6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9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9" style:family="table-cell" style:parent-style-name="Default" style:data-style-name="N38">
      <style:table-cell-properties fo:border="thin solid #000000"/>
      <style:text-properties style:font-name="Arial1" style:font-name-asian="Arial1" style:font-name-complex="Arial1"/>
    </style:style>
    <style:style style:name="ce10" style:family="table-cell" style:parent-style-name="Default" style:data-style-name="N37">
      <style:table-cell-properties fo:border="thin solid #000000"/>
      <style:text-properties style:font-name="Arial1" style:font-name-asian="Arial1" style:font-name-complex="Arial1"/>
    </style:style>
    <style:style style:name="ce11" style:family="table-cell" style:parent-style-name="Default" style:data-style-name="N36">
      <style:table-cell-properties fo:border="thin solid #000000" fo:background-color="#BFBFBF"/>
      <style:text-properties style:font-name="Arial1" style:font-name-asian="Arial1" style:font-name-complex="Arial1"/>
    </style:style>
    <style:style style:name="ce12" style:family="table-cell" style:parent-style-name="Default" style:data-style-name="N38">
      <style:table-cell-properties fo:border="thin solid #000000" fo:background-color="#BFBFBF"/>
      <style:text-properties style:font-name="Arial1" style:font-name-asian="Arial1" style:font-name-complex="Arial1"/>
    </style:style>
    <style:style style:name="ce13" style:family="table-cell" style:parent-style-name="Default" style:data-style-name="N37">
      <style:table-cell-properties fo:border="thin solid #000000" fo:background-color="#BFBFBF"/>
      <style:text-properties style:font-name="Arial1" style:font-name-asian="Arial1" style:font-name-complex="Arial1"/>
    </style:style>
    <style:style style:name="ce14" style:family="table-cell" style:parent-style-name="Default" style:data-style-name="N3">
      <style:table-cell-properties fo:border="thin solid #000000"/>
      <style:text-properties style:font-name="Arial1" style:font-name-asian="Arial1" style:font-name-complex="Arial1"/>
    </style:style>
    <style:style style:name="ce15" style:family="table-cell" style:parent-style-name="Default" style:data-style-name="N1">
      <style:table-cell-properties fo:border="thin solid #000000"/>
      <style:text-properties style:font-name="Arial1" style:font-name-asian="Arial1" style:font-name-complex="Arial1"/>
    </style:style>
    <style:style style:name="ce16" style:family="table-cell" style:parent-style-name="Default" style:data-style-name="N1">
      <style:table-cell-properties fo:border="thin solid #000000" fo:background-color="#BFBFBF"/>
      <style:text-properties style:font-name="Arial1" style:font-name-asian="Arial1" style:font-name-complex="Arial1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Banda_Larga_Fix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15362" table:default-cell-style-name="ce1"/>
        <table:table-row table:style-name="ro1">
          <table:table-cell office:value-type="string" table:number-columns-spanned="14" table:number-rows-spanned="1" table:style-name="ce17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8">
            <text:p>SERVIÇO: BANDA LARGA FIX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PERÍODO: JAN/2019 a DEZ/2019</text:p>
          </table:table-cell>
          <table:table-cell table:number-columns-repeated="4" table:style-name="ce2"/>
          <table:table-cell office:value-type="float" office:value="2019" table:style-name="ce3">
            <text:p>2019</text:p>
          </table:table-cell>
          <table:table-cell table:number-columns-repeated="1004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9-01</text:p>
          </table:table-cell>
          <table:table-cell office:value-type="string" table:style-name="ce7">
            <text:p>2019-02</text:p>
          </table:table-cell>
          <table:table-cell office:value-type="string" table:style-name="ce7">
            <text:p>2019-03</text:p>
          </table:table-cell>
          <table:table-cell office:value-type="string" table:style-name="ce7">
            <text:p>2019-04</text:p>
          </table:table-cell>
          <table:table-cell office:value-type="string" table:style-name="ce7">
            <text:p>2019-05</text:p>
          </table:table-cell>
          <table:table-cell office:value-type="string" table:style-name="ce7">
            <text:p>2019-06</text:p>
          </table:table-cell>
          <table:table-cell office:value-type="string" table:style-name="ce7">
            <text:p>2019-07</text:p>
          </table:table-cell>
          <table:table-cell office:value-type="string" table:style-name="ce7">
            <text:p>2019-08</text:p>
          </table:table-cell>
          <table:table-cell office:value-type="string" table:style-name="ce7">
            <text:p>2019-09</text:p>
          </table:table-cell>
          <table:table-cell office:value-type="string" table:style-name="ce7">
            <text:p>2019-10</text:p>
          </table:table-cell>
          <table:table-cell office:value-type="string" table:style-name="ce7">
            <text:p>2019-11</text:p>
          </table:table-cell>
          <table:table-cell office:value-type="string" table:style-name="ce7">
            <text:p>2019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58.087787938944288" table:style-name="ce9">
            <text:p>58,088</text:p>
          </table:table-cell>
          <table:table-cell office:value-type="float" office:value="81.546906956246417" table:style-name="ce9">
            <text:p>81,547</text:p>
          </table:table-cell>
          <table:table-cell office:value-type="float" office:value="70.244575415423924" table:style-name="ce9">
            <text:p>70,245</text:p>
          </table:table-cell>
          <table:table-cell office:value-type="float" office:value="75.60685464199662" table:style-name="ce9">
            <text:p>75,607</text:p>
          </table:table-cell>
          <table:table-cell table:number-columns-repeated="2" table:style-name="ce10"/>
          <table:table-cell table:number-columns-repeated="6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7.406863491974065" table:style-name="ce9">
            <text:p>77,407</text:p>
          </table:table-cell>
          <table:table-cell office:value-type="float" office:value="78.418798900739148" table:style-name="ce9">
            <text:p>78,419</text:p>
          </table:table-cell>
          <table:table-cell office:value-type="float" office:value="79.269685854663834" table:style-name="ce9">
            <text:p>79,270</text:p>
          </table:table-cell>
          <table:table-cell office:value-type="float" office:value="82.283328691045682" table:style-name="ce9">
            <text:p>82,283</text:p>
          </table:table-cell>
          <table:table-cell table:number-columns-repeated="2" table:style-name="ce10"/>
          <table:table-cell table:number-columns-repeated="6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47.4027098602281" table:style-name="ce9">
            <text:p>47,403</text:p>
          </table:table-cell>
          <table:table-cell office:value-type="float" office:value="53.925399050540008" table:style-name="ce9">
            <text:p>53,925</text:p>
          </table:table-cell>
          <table:table-cell office:value-type="float" office:value="52.073515952036225" table:style-name="ce9">
            <text:p>52,074</text:p>
          </table:table-cell>
          <table:table-cell office:value-type="float" office:value="49.938874298276829" table:style-name="ce9">
            <text:p>49,939</text:p>
          </table:table-cell>
          <table:table-cell table:number-columns-repeated="2" table:style-name="ce10"/>
          <table:table-cell table:number-columns-repeated="6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3.825093035619346" table:style-name="ce9">
            <text:p>83,825</text:p>
          </table:table-cell>
          <table:table-cell office:value-type="float" office:value="78.394110597500429" table:style-name="ce9">
            <text:p>78,394</text:p>
          </table:table-cell>
          <table:table-cell office:value-type="float" office:value="69.083764551833596" table:style-name="ce9">
            <text:p>69,084</text:p>
          </table:table-cell>
          <table:table-cell office:value-type="float" office:value="84.411375661375658" table:style-name="ce9">
            <text:p>84,411</text:p>
          </table:table-cell>
          <table:table-cell table:number-columns-repeated="2" table:style-name="ce10"/>
          <table:table-cell table:number-columns-repeated="6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26.422366453158205" table:style-name="ce9">
            <text:p>26,422</text:p>
          </table:table-cell>
          <table:table-cell office:value-type="float" office:value="34.477211252170733" table:style-name="ce9">
            <text:p>34,477</text:p>
          </table:table-cell>
          <table:table-cell office:value-type="float" office:value="35.27447677638007" table:style-name="ce9">
            <text:p>35,274</text:p>
          </table:table-cell>
          <table:table-cell office:value-type="float" office:value="34.471539792663222" table:style-name="ce9">
            <text:p>34,472</text:p>
          </table:table-cell>
          <table:table-cell table:number-columns-repeated="2" table:style-name="ce10"/>
          <table:table-cell table:number-columns-repeated="6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number-columns-repeated="2" table:style-name="ce10"/>
          <table:table-cell table:number-columns-repeated="6"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62.861019061645642" table:style-name="ce9">
            <text:p>62,861</text:p>
          </table:table-cell>
          <table:table-cell office:value-type="float" office:value="69.583539873901174" table:style-name="ce9">
            <text:p>69,584</text:p>
          </table:table-cell>
          <table:table-cell office:value-type="float" office:value="68.485013982807516" table:style-name="ce9">
            <text:p>68,485</text:p>
          </table:table-cell>
          <table:table-cell office:value-type="float" office:value="65.331076457096344" table:style-name="ce9">
            <text:p>65,331</text:p>
          </table:table-cell>
          <table:table-cell table:number-columns-repeated="2" table:style-name="ce10"/>
          <table:table-cell table:number-columns-repeated="6" table:style-name="ce9"/>
          <table:table-cell table:number-columns-repeated="997" table:style-name="ce2"/>
          <table:table-cell table:number-columns-repeated="15373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1.85240925000645" table:style-name="ce9">
            <text:p>1,852</text:p>
          </table:table-cell>
          <table:table-cell office:value-type="float" office:value="1.1381237217501434" table:style-name="ce9">
            <text:p>1,138</text:p>
          </table:table-cell>
          <table:table-cell office:value-type="float" office:value="1.387997501262205" table:style-name="ce9">
            <text:p>1,388</text:p>
          </table:table-cell>
          <table:table-cell office:value-type="float" office:value="1.1613362794364144" table:style-name="ce9">
            <text:p>1,161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Índice de Reclamações</text:p>
          </table:table-cell>
          <table:table-cell office:value-type="float" office:value="1.3037254603210373" table:style-name="ce9">
            <text:p>1,304</text:p>
          </table:table-cell>
          <table:table-cell office:value-type="float" office:value="1.2632480439704343" table:style-name="ce9">
            <text:p>1,263</text:p>
          </table:table-cell>
          <table:table-cell office:value-type="float" office:value="1.2292125658134467" table:style-name="ce9">
            <text:p>1,229</text:p>
          </table:table-cell>
          <table:table-cell office:value-type="float" office:value="1.1086668523581731" table:style-name="ce9">
            <text:p>1,109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2.2805185958521217" table:style-name="ce9">
            <text:p>2,281</text:p>
          </table:table-cell>
          <table:table-cell office:value-type="float" office:value="2.0318383128139827" table:style-name="ce9">
            <text:p>2,032</text:p>
          </table:table-cell>
          <table:table-cell office:value-type="float" office:value="2.0968054372381015" table:style-name="ce9">
            <text:p>2,097</text:p>
          </table:table-cell>
          <table:table-cell office:value-type="float" office:value="2.1846320481933916" table:style-name="ce9">
            <text:p>2,185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Índice de Reclamações</text:p>
          </table:table-cell>
          <table:table-cell office:value-type="float" office:value="0.18388698370503237" table:style-name="ce9">
            <text:p>0,184</text:p>
          </table:table-cell>
          <table:table-cell office:value-type="float" office:value="0.21458739071486863" table:style-name="ce9">
            <text:p>0,215</text:p>
          </table:table-cell>
          <table:table-cell office:value-type="float" office:value="0.18532547379920472" table:style-name="ce9">
            <text:p>0,185</text:p>
          </table:table-cell>
          <table:table-cell office:value-type="float" office:value="0.14929829799940281" table:style-name="ce9">
            <text:p>0,149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Índice de Reclamações</text:p>
          </table:table-cell>
          <table:table-cell office:value-type="float" office:value="3.3431053418736716" table:style-name="ce9">
            <text:p>3,343</text:p>
          </table:table-cell>
          <table:table-cell office:value-type="float" office:value="3.0209115499131705" table:style-name="ce9">
            <text:p>3,021</text:p>
          </table:table-cell>
          <table:table-cell office:value-type="float" office:value="2.9890209289447971" table:style-name="ce9">
            <text:p>2,989</text:p>
          </table:table-cell>
          <table:table-cell office:value-type="float" office:value="3.0211384082934711" table:style-name="ce9">
            <text:p>3,021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Índice de Reclamações</text:p>
          </table:table-cell>
          <table:table-cell office:value-type="float" office:value="19.085609580100375" table:style-name="ce9">
            <text:p>19,086</text:p>
          </table:table-cell>
          <table:table-cell office:value-type="float" office:value="16.877925175736426" table:style-name="ce9">
            <text:p>16,878</text:p>
          </table:table-cell>
          <table:table-cell office:value-type="float" office:value="21.146598614187013" table:style-name="ce9">
            <text:p>21,147</text:p>
          </table:table-cell>
          <table:table-cell office:value-type="float" office:value="16.723663602714737" table:style-name="ce9">
            <text:p>16,724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1.8855592375341745" table:style-name="ce9">
            <text:p>1,886</text:p>
          </table:table-cell>
          <table:table-cell office:value-type="float" office:value="1.616658405043953" table:style-name="ce9">
            <text:p>1,617</text:p>
          </table:table-cell>
          <table:table-cell office:value-type="float" office:value="1.6605994406876996" table:style-name="ce9">
            <text:p>1,661</text:p>
          </table:table-cell>
          <table:table-cell office:value-type="float" office:value="1.7867569417161466" table:style-name="ce9">
            <text:p>1,787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81405" table:style-name="ce14">
            <text:p>581.405</text:p>
          </table:table-cell>
          <table:table-cell office:value-type="float" office:value="584295" table:style-name="ce14">
            <text:p>584.295</text:p>
          </table:table-cell>
          <table:table-cell office:value-type="float" office:value="584295" table:style-name="ce14">
            <text:p>584.295</text:p>
          </table:table-cell>
          <table:table-cell office:value-type="float" office:value="592421" table:style-name="ce14">
            <text:p>592.421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9372372" table:style-name="ce14">
            <text:p>9.372.372</text:p>
          </table:table-cell>
          <table:table-cell office:value-type="float" office:value="9401954" table:style-name="ce14">
            <text:p>9.401.954</text:p>
          </table:table-cell>
          <table:table-cell office:value-type="float" office:value="9401954" table:style-name="ce14">
            <text:p>9.401.954</text:p>
          </table:table-cell>
          <table:table-cell office:value-type="float" office:value="9485266" table:style-name="ce14">
            <text:p>9.485.266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942508" table:style-name="ce14">
            <text:p>5.942.508</text:p>
          </table:table-cell>
          <table:table-cell office:value-type="float" office:value="5879897" table:style-name="ce14">
            <text:p>5.879.897</text:p>
          </table:table-cell>
          <table:table-cell office:value-type="float" office:value="5879897" table:style-name="ce14">
            <text:p>5.879.897</text:p>
          </table:table-cell>
          <table:table-cell office:value-type="float" office:value="5825695" table:style-name="ce14">
            <text:p>5.825.695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09973" table:style-name="ce14">
            <text:p>309.973</text:p>
          </table:table-cell>
          <table:table-cell office:value-type="float" office:value="307567" table:style-name="ce14">
            <text:p>307.567</text:p>
          </table:table-cell>
          <table:table-cell office:value-type="float" office:value="307567" table:style-name="ce14">
            <text:p>307.567</text:p>
          </table:table-cell>
          <table:table-cell office:value-type="float" office:value="301410" table:style-name="ce14">
            <text:p>301.410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52367" table:style-name="ce14">
            <text:p>352.367</text:p>
          </table:table-cell>
          <table:table-cell office:value-type="float" office:value="344929" table:style-name="ce14">
            <text:p>344.929</text:p>
          </table:table-cell>
          <table:table-cell office:value-type="float" office:value="344929" table:style-name="ce14">
            <text:p>344.929</text:p>
          </table:table-cell>
          <table:table-cell office:value-type="float" office:value="313789" table:style-name="ce14">
            <text:p>313.789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493356" table:style-name="ce14">
            <text:p>493.356</text:p>
          </table:table-cell>
          <table:table-cell office:value-type="float" office:value="498047" table:style-name="ce14">
            <text:p>498.047</text:p>
          </table:table-cell>
          <table:table-cell office:value-type="float" office:value="498047" table:style-name="ce14">
            <text:p>498.047</text:p>
          </table:table-cell>
          <table:table-cell office:value-type="float" office:value="511431" table:style-name="ce14">
            <text:p>511.431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561152" table:style-name="ce14">
            <text:p>7.561.152</text:p>
          </table:table-cell>
          <table:table-cell office:value-type="float" office:value="7532822" table:style-name="ce14">
            <text:p>7.532.822</text:p>
          </table:table-cell>
          <table:table-cell office:value-type="float" office:value="7532822" table:style-name="ce14">
            <text:p>7.532.822</text:p>
          </table:table-cell>
          <table:table-cell office:value-type="float" office:value="7465481" table:style-name="ce14">
            <text:p>7.465.481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85" table:style-name="ce14">
            <text:p>85</text:p>
          </table:table-cell>
          <table:table-cell office:value-type="float" office:value="38" table:style-name="ce14">
            <text:p>38</text:p>
          </table:table-cell>
          <table:table-cell office:value-type="float" office:value="61" table:style-name="ce14">
            <text:p>61</text:p>
          </table:table-cell>
          <table:table-cell office:value-type="float" office:value="59" table:style-name="ce14">
            <text:p>59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abertas</text:p>
          </table:table-cell>
          <table:table-cell office:value-type="float" office:value="906" table:style-name="ce14">
            <text:p>906</text:p>
          </table:table-cell>
          <table:table-cell office:value-type="float" office:value="887" table:style-name="ce14">
            <text:p>887</text:p>
          </table:table-cell>
          <table:table-cell office:value-type="float" office:value="860" table:style-name="ce14">
            <text:p>860</text:p>
          </table:table-cell>
          <table:table-cell office:value-type="float" office:value="671" table:style-name="ce14">
            <text:p>671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1156" table:style-name="ce14">
            <text:p>1.156</text:p>
          </table:table-cell>
          <table:table-cell office:value-type="float" office:value="976" table:style-name="ce14">
            <text:p>976</text:p>
          </table:table-cell>
          <table:table-cell office:value-type="float" office:value="1027" table:style-name="ce14">
            <text:p>1.027</text:p>
          </table:table-cell>
          <table:table-cell office:value-type="float" office:value="1078" table:style-name="ce14">
            <text:p>1.078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abertas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abertas</text:p>
          </table:table-cell>
          <table:table-cell office:value-type="float" office:value="37" table:style-name="ce14">
            <text:p>37</text:p>
          </table:table-cell>
          <table:table-cell office:value-type="float" office:value="40" table:style-name="ce14">
            <text:p>40</text:p>
          </table:table-cell>
          <table:table-cell office:value-type="float" office:value="44" table:style-name="ce14">
            <text:p>44</text:p>
          </table:table-cell>
          <table:table-cell office:value-type="float" office:value="25" table:style-name="ce14">
            <text:p>25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abertas</text:p>
          </table:table-cell>
          <table:table-cell office:value-type="float" office:value="1493" table:style-name="ce14">
            <text:p>1.493</text:p>
          </table:table-cell>
          <table:table-cell office:value-type="float" office:value="1426" table:style-name="ce14">
            <text:p>1.426</text:p>
          </table:table-cell>
          <table:table-cell office:value-type="float" office:value="1967" table:style-name="ce14">
            <text:p>1.967</text:p>
          </table:table-cell>
          <table:table-cell office:value-type="float" office:value="1066" table:style-name="ce14">
            <text:p>1.066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835" table:style-name="ce14">
            <text:p>835</text:p>
          </table:table-cell>
          <table:table-cell office:value-type="float" office:value="733" table:style-name="ce14">
            <text:p>733</text:p>
          </table:table-cell>
          <table:table-cell office:value-type="float" office:value="715" table:style-name="ce14">
            <text:p>715</text:p>
          </table:table-cell>
          <table:table-cell office:value-type="float" office:value="747" table:style-name="ce14">
            <text:p>747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1077" table:style-name="ce14">
            <text:p>1.077</text:p>
          </table:table-cell>
          <table:table-cell office:value-type="float" office:value="665" table:style-name="ce14">
            <text:p>665</text:p>
          </table:table-cell>
          <table:table-cell office:value-type="float" office:value="811" table:style-name="ce14">
            <text:p>811</text:p>
          </table:table-cell>
          <table:table-cell office:value-type="float" office:value="688" table:style-name="ce14">
            <text:p>688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</text:p>
          </table:table-cell>
          <table:table-cell office:value-type="float" office:value="12219" table:style-name="ce14">
            <text:p>12.219</text:p>
          </table:table-cell>
          <table:table-cell office:value-type="float" office:value="11877" table:style-name="ce14">
            <text:p>11.877</text:p>
          </table:table-cell>
          <table:table-cell office:value-type="float" office:value="11557" table:style-name="ce14">
            <text:p>11.557</text:p>
          </table:table-cell>
          <table:table-cell office:value-type="float" office:value="10516" table:style-name="ce14">
            <text:p>10.516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13552" table:style-name="ce14">
            <text:p>13.552</text:p>
          </table:table-cell>
          <table:table-cell office:value-type="float" office:value="11947" table:style-name="ce14">
            <text:p>11.947</text:p>
          </table:table-cell>
          <table:table-cell office:value-type="float" office:value="12329" table:style-name="ce14">
            <text:p>12.329</text:p>
          </table:table-cell>
          <table:table-cell office:value-type="float" office:value="12727" table:style-name="ce14">
            <text:p>12.727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</text:p>
          </table:table-cell>
          <table:table-cell office:value-type="float" office:value="57" table:style-name="ce14">
            <text:p>57</text:p>
          </table:table-cell>
          <table:table-cell office:value-type="float" office:value="66" table:style-name="ce14">
            <text:p>66</text:p>
          </table:table-cell>
          <table:table-cell office:value-type="float" office:value="57" table:style-name="ce14">
            <text:p>57</text:p>
          </table:table-cell>
          <table:table-cell office:value-type="float" office:value="45" table:style-name="ce14">
            <text:p>45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</text:p>
          </table:table-cell>
          <table:table-cell office:value-type="float" office:value="1178" table:style-name="ce14">
            <text:p>1.178</text:p>
          </table:table-cell>
          <table:table-cell office:value-type="float" office:value="1042" table:style-name="ce14">
            <text:p>1.042</text:p>
          </table:table-cell>
          <table:table-cell office:value-type="float" office:value="1031" table:style-name="ce14">
            <text:p>1.031</text:p>
          </table:table-cell>
          <table:table-cell office:value-type="float" office:value="948" table:style-name="ce14">
            <text:p>948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</text:p>
          </table:table-cell>
          <table:table-cell office:value-type="float" office:value="9416" table:style-name="ce14">
            <text:p>9.416</text:p>
          </table:table-cell>
          <table:table-cell office:value-type="float" office:value="8406" table:style-name="ce14">
            <text:p>8.406</text:p>
          </table:table-cell>
          <table:table-cell office:value-type="float" office:value="10532" table:style-name="ce14">
            <text:p>10.532</text:p>
          </table:table-cell>
          <table:table-cell office:value-type="float" office:value="8553" table:style-name="ce14">
            <text:p>8.553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14257" table:style-name="ce14">
            <text:p>14.257</text:p>
          </table:table-cell>
          <table:table-cell office:value-type="float" office:value="12178" table:style-name="ce14">
            <text:p>12.178</text:p>
          </table:table-cell>
          <table:table-cell office:value-type="float" office:value="12509" table:style-name="ce14">
            <text:p>12.509</text:p>
          </table:table-cell>
          <table:table-cell office:value-type="float" office:value="13339" table:style-name="ce14">
            <text:p>13.339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2400" table:style-name="ce14">
            <text:p>2.400</text:p>
          </table:table-cell>
          <table:table-cell office:value-type="float" office:value="2897" table:style-name="ce14">
            <text:p>2.897</text:p>
          </table:table-cell>
          <table:table-cell office:value-type="float" office:value="2665" table:style-name="ce14">
            <text:p>2.665</text:p>
          </table:table-cell>
          <table:table-cell office:value-type="float" office:value="2553" table:style-name="ce14">
            <text:p>2.553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25706" table:style-name="ce14">
            <text:p>25.706</text:p>
          </table:table-cell>
          <table:table-cell office:value-type="float" office:value="29332" table:style-name="ce14">
            <text:p>29.332</text:p>
          </table:table-cell>
          <table:table-cell office:value-type="float" office:value="32607" table:style-name="ce14">
            <text:p>32.607</text:p>
          </table:table-cell>
          <table:table-cell office:value-type="float" office:value="35655" table:style-name="ce14">
            <text:p>35.655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3980" table:style-name="ce14">
            <text:p>33.980</text:p>
          </table:table-cell>
          <table:table-cell office:value-type="float" office:value="35344" table:style-name="ce14">
            <text:p>35.344</text:p>
          </table:table-cell>
          <table:table-cell office:value-type="float" office:value="36057" table:style-name="ce14">
            <text:p>36.057</text:p>
          </table:table-cell>
          <table:table-cell office:value-type="float" office:value="37827" table:style-name="ce14">
            <text:p>37.827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35" table:style-name="ce14">
            <text:p>135</text:p>
          </table:table-cell>
          <table:table-cell office:value-type="float" office:value="136" table:style-name="ce14">
            <text:p>136</text:p>
          </table:table-cell>
          <table:table-cell office:value-type="float" office:value="157" table:style-name="ce14">
            <text:p>157</text:p>
          </table:table-cell>
          <table:table-cell office:value-type="float" office:value="180" table:style-name="ce14">
            <text:p>180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2871" table:style-name="ce14">
            <text:p>2.871</text:p>
          </table:table-cell>
          <table:table-cell office:value-type="float" office:value="3009" table:style-name="ce14">
            <text:p>3.009</text:p>
          </table:table-cell>
          <table:table-cell office:value-type="float" office:value="3116" table:style-name="ce14">
            <text:p>3.116</text:p>
          </table:table-cell>
          <table:table-cell office:value-type="float" office:value="3252" table:style-name="ce14">
            <text:p>3.252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20886" table:style-name="ce14">
            <text:p>20.886</text:p>
          </table:table-cell>
          <table:table-cell office:value-type="float" office:value="22953" table:style-name="ce14">
            <text:p>22.953</text:p>
          </table:table-cell>
          <table:table-cell office:value-type="float" office:value="24538" table:style-name="ce14">
            <text:p>24.538</text:p>
          </table:table-cell>
          <table:table-cell office:value-type="float" office:value="28355" table:style-name="ce14">
            <text:p>28.355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3233" table:style-name="ce14">
            <text:p>33.233</text:p>
          </table:table-cell>
          <table:table-cell office:value-type="float" office:value="35414" table:style-name="ce14">
            <text:p>35.414</text:p>
          </table:table-cell>
          <table:table-cell office:value-type="float" office:value="36823" table:style-name="ce14">
            <text:p>36.823</text:p>
          </table:table-cell>
          <table:table-cell office:value-type="float" office:value="38951" table:style-name="ce14">
            <text:p>38.951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spondidas</text:p>
          </table:table-cell>
          <table:table-cell office:value-type="float" office:value="1077" table:style-name="ce14">
            <text:p>1.077</text:p>
          </table:table-cell>
          <table:table-cell office:value-type="float" office:value="665" table:style-name="ce14">
            <text:p>665</text:p>
          </table:table-cell>
          <table:table-cell office:value-type="float" office:value="811" table:style-name="ce14">
            <text:p>811</text:p>
          </table:table-cell>
          <table:table-cell office:value-type="float" office:value="688" table:style-name="ce14">
            <text:p>688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spondidas</text:p>
          </table:table-cell>
          <table:table-cell office:value-type="float" office:value="12099" table:style-name="ce14">
            <text:p>12.099</text:p>
          </table:table-cell>
          <table:table-cell office:value-type="float" office:value="11715" table:style-name="ce14">
            <text:p>11.715</text:p>
          </table:table-cell>
          <table:table-cell office:value-type="float" office:value="11008" table:style-name="ce14">
            <text:p>11.008</text:p>
          </table:table-cell>
          <table:table-cell office:value-type="float" office:value="9604" table:style-name="ce14">
            <text:p>9.604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spondidas</text:p>
          </table:table-cell>
          <table:table-cell office:value-type="float" office:value="12938" table:style-name="ce14">
            <text:p>12.938</text:p>
          </table:table-cell>
          <table:table-cell office:value-type="float" office:value="11556" table:style-name="ce14">
            <text:p>11.556</text:p>
          </table:table-cell>
          <table:table-cell office:value-type="float" office:value="11657" table:style-name="ce14">
            <text:p>11.657</text:p>
          </table:table-cell>
          <table:table-cell office:value-type="float" office:value="12373" table:style-name="ce14">
            <text:p>12.373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spondidas</text:p>
          </table:table-cell>
          <table:table-cell office:value-type="float" office:value="55" table:style-name="ce14">
            <text:p>55</text:p>
          </table:table-cell>
          <table:table-cell office:value-type="float" office:value="59" table:style-name="ce14">
            <text:p>59</text:p>
          </table:table-cell>
          <table:table-cell office:value-type="float" office:value="52" table:style-name="ce14">
            <text:p>52</text:p>
          </table:table-cell>
          <table:table-cell office:value-type="float" office:value="42" table:style-name="ce14">
            <text:p>42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spondidas</text:p>
          </table:table-cell>
          <table:table-cell office:value-type="float" office:value="1178" table:style-name="ce14">
            <text:p>1.178</text:p>
          </table:table-cell>
          <table:table-cell office:value-type="float" office:value="1042" table:style-name="ce14">
            <text:p>1.042</text:p>
          </table:table-cell>
          <table:table-cell office:value-type="float" office:value="1031" table:style-name="ce14">
            <text:p>1.031</text:p>
          </table:table-cell>
          <table:table-cell office:value-type="float" office:value="948" table:style-name="ce14">
            <text:p>948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spondidas</text:p>
          </table:table-cell>
          <table:table-cell office:value-type="float" office:value="9398" table:style-name="ce14">
            <text:p>9.398</text:p>
          </table:table-cell>
          <table:table-cell office:value-type="float" office:value="8313" table:style-name="ce14">
            <text:p>8.313</text:p>
          </table:table-cell>
          <table:table-cell office:value-type="float" office:value="10523" table:style-name="ce14">
            <text:p>10.523</text:p>
          </table:table-cell>
          <table:table-cell office:value-type="float" office:value="8552" table:style-name="ce14">
            <text:p>8.552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spondidas</text:p>
          </table:table-cell>
          <table:table-cell office:value-type="float" office:value="14239" table:style-name="ce14">
            <text:p>14.239</text:p>
          </table:table-cell>
          <table:table-cell office:value-type="float" office:value="12176" table:style-name="ce14">
            <text:p>12.176</text:p>
          </table:table-cell>
          <table:table-cell office:value-type="float" office:value="12505" table:style-name="ce14">
            <text:p>12.505</text:p>
          </table:table-cell>
          <table:table-cell office:value-type="float" office:value="13330" table:style-name="ce14">
            <text:p>13.330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896" table:style-name="ce14">
            <text:p>896</text:p>
          </table:table-cell>
          <table:table-cell office:value-type="float" office:value="579" table:style-name="ce14">
            <text:p>579</text:p>
          </table:table-cell>
          <table:table-cell office:value-type="float" office:value="688" table:style-name="ce14">
            <text:p>688</text:p>
          </table:table-cell>
          <table:table-cell office:value-type="float" office:value="588" table:style-name="ce14">
            <text:p>588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0450" table:style-name="ce14">
            <text:p>10.450</text:p>
          </table:table-cell>
          <table:table-cell office:value-type="float" office:value="10182" table:style-name="ce14">
            <text:p>10.182</text:p>
          </table:table-cell>
          <table:table-cell office:value-type="float" office:value="9905" table:style-name="ce14">
            <text:p>9.905</text:p>
          </table:table-cell>
          <table:table-cell office:value-type="float" office:value="9024" table:style-name="ce14">
            <text:p>9.024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1538" table:style-name="ce14">
            <text:p>11.538</text:p>
          </table:table-cell>
          <table:table-cell office:value-type="float" office:value="10253" table:style-name="ce14">
            <text:p>10.253</text:p>
          </table:table-cell>
          <table:table-cell office:value-type="float" office:value="10601" table:style-name="ce14">
            <text:p>10.601</text:p>
          </table:table-cell>
          <table:table-cell office:value-type="float" office:value="10923" table:style-name="ce14">
            <text:p>10.923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41" table:style-name="ce14">
            <text:p>41</text:p>
          </table:table-cell>
          <table:table-cell office:value-type="float" office:value="40" table:style-name="ce14">
            <text:p>40</text:p>
          </table:table-cell>
          <table:table-cell office:value-type="float" office:value="23" table:style-name="ce14">
            <text:p>23</text:p>
          </table:table-cell>
          <table:table-cell office:value-type="float" office:value="37" table:style-name="ce14">
            <text:p>37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034" table:style-name="ce14">
            <text:p>1.034</text:p>
          </table:table-cell>
          <table:table-cell office:value-type="float" office:value="906" table:style-name="ce14">
            <text:p>906</text:p>
          </table:table-cell>
          <table:table-cell office:value-type="float" office:value="888" table:style-name="ce14">
            <text:p>888</text:p>
          </table:table-cell>
          <table:table-cell office:value-type="float" office:value="831" table:style-name="ce14">
            <text:p>831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7821" table:style-name="ce14">
            <text:p>7.821</text:p>
          </table:table-cell>
          <table:table-cell office:value-type="float" office:value="6778" table:style-name="ce14">
            <text:p>6.778</text:p>
          </table:table-cell>
          <table:table-cell office:value-type="float" office:value="8501" table:style-name="ce14">
            <text:p>8.501</text:p>
          </table:table-cell>
          <table:table-cell office:value-type="float" office:value="6818" table:style-name="ce14">
            <text:p>6.818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2186" table:style-name="ce14">
            <text:p>12.186</text:p>
          </table:table-cell>
          <table:table-cell office:value-type="float" office:value="10455" table:style-name="ce14">
            <text:p>10.455</text:p>
          </table:table-cell>
          <table:table-cell office:value-type="float" office:value="10794" table:style-name="ce14">
            <text:p>10.794</text:p>
          </table:table-cell>
          <table:table-cell office:value-type="float" office:value="11519" table:style-name="ce14">
            <text:p>11.519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2400" table:style-name="ce14">
            <text:p>2.400</text:p>
          </table:table-cell>
          <table:table-cell office:value-type="float" office:value="2897" table:style-name="ce14">
            <text:p>2.897</text:p>
          </table:table-cell>
          <table:table-cell office:value-type="float" office:value="2665" table:style-name="ce14">
            <text:p>2.665</text:p>
          </table:table-cell>
          <table:table-cell office:value-type="float" office:value="2553" table:style-name="ce14">
            <text:p>2.553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25651" table:style-name="ce14">
            <text:p>25.651</text:p>
          </table:table-cell>
          <table:table-cell office:value-type="float" office:value="29269" table:style-name="ce14">
            <text:p>29.269</text:p>
          </table:table-cell>
          <table:table-cell office:value-type="float" office:value="32546" table:style-name="ce14">
            <text:p>32.546</text:p>
          </table:table-cell>
          <table:table-cell office:value-type="float" office:value="35624" table:style-name="ce14">
            <text:p>35.624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3956" table:style-name="ce14">
            <text:p>33.956</text:p>
          </table:table-cell>
          <table:table-cell office:value-type="float" office:value="35317" table:style-name="ce14">
            <text:p>35.317</text:p>
          </table:table-cell>
          <table:table-cell office:value-type="float" office:value="36044" table:style-name="ce14">
            <text:p>36.044</text:p>
          </table:table-cell>
          <table:table-cell office:value-type="float" office:value="37813" table:style-name="ce14">
            <text:p>37.813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35" table:style-name="ce14">
            <text:p>135</text:p>
          </table:table-cell>
          <table:table-cell office:value-type="float" office:value="136" table:style-name="ce14">
            <text:p>136</text:p>
          </table:table-cell>
          <table:table-cell office:value-type="float" office:value="154" table:style-name="ce14">
            <text:p>154</text:p>
          </table:table-cell>
          <table:table-cell office:value-type="float" office:value="178" table:style-name="ce14">
            <text:p>178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2869" table:style-name="ce14">
            <text:p>2.869</text:p>
          </table:table-cell>
          <table:table-cell office:value-type="float" office:value="3007" table:style-name="ce14">
            <text:p>3.007</text:p>
          </table:table-cell>
          <table:table-cell office:value-type="float" office:value="3115" table:style-name="ce14">
            <text:p>3.115</text:p>
          </table:table-cell>
          <table:table-cell office:value-type="float" office:value="3251" table:style-name="ce14">
            <text:p>3.251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20268" table:style-name="ce14">
            <text:p>20.268</text:p>
          </table:table-cell>
          <table:table-cell office:value-type="float" office:value="21912" table:style-name="ce14">
            <text:p>21.912</text:p>
          </table:table-cell>
          <table:table-cell office:value-type="float" office:value="24456" table:style-name="ce14">
            <text:p>24.456</text:p>
          </table:table-cell>
          <table:table-cell office:value-type="float" office:value="28355" table:style-name="ce14">
            <text:p>28.355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3095" table:style-name="ce14">
            <text:p>33.095</text:p>
          </table:table-cell>
          <table:table-cell office:value-type="float" office:value="35266" table:style-name="ce14">
            <text:p>35.266</text:p>
          </table:table-cell>
          <table:table-cell office:value-type="float" office:value="36683" table:style-name="ce14">
            <text:p>36.683</text:p>
          </table:table-cell>
          <table:table-cell office:value-type="float" office:value="38793" table:style-name="ce14">
            <text:p>38.793</text:p>
          </table:table-cell>
          <table:table-cell table:number-columns-repeated="2" table:style-name="ce15"/>
          <table:table-cell table:number-columns-repeated="6" table:style-name="ce14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7.8922934076137414" table:style-name="ce9">
            <text:p>7,892</text:p>
          </table:table-cell>
          <table:table-cell office:value-type="float" office:value="5.7142857142857144" table:style-name="ce9">
            <text:p>5,714</text:p>
          </table:table-cell>
          <table:table-cell office:value-type="float" office:value="7.5215782983970403" table:style-name="ce9">
            <text:p>7,522</text:p>
          </table:table-cell>
          <table:table-cell office:value-type="float" office:value="8.5755813953488378" table:style-name="ce9">
            <text:p>8,576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abertas</text:p>
          </table:table-cell>
          <table:table-cell office:value-type="float" office:value="7.4882221671212505" table:style-name="ce9">
            <text:p>7,488</text:p>
          </table:table-cell>
          <table:table-cell office:value-type="float" office:value="7.5714895433205296" table:style-name="ce9">
            <text:p>7,571</text:p>
          </table:table-cell>
          <table:table-cell office:value-type="float" office:value="7.8125" table:style-name="ce9">
            <text:p>7,813</text:p>
          </table:table-cell>
          <table:table-cell office:value-type="float" office:value="6.9866722199083711" table:style-name="ce9">
            <text:p>6,987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8.9349203895501628" table:style-name="ce9">
            <text:p>8,935</text:p>
          </table:table-cell>
          <table:table-cell office:value-type="float" office:value="8.4458290065766697" table:style-name="ce9">
            <text:p>8,446</text:p>
          </table:table-cell>
          <table:table-cell office:value-type="float" office:value="8.8101569872179812" table:style-name="ce9">
            <text:p>8,810</text:p>
          </table:table-cell>
          <table:table-cell office:value-type="float" office:value="8.712519195021418" table:style-name="ce9">
            <text:p>8,713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abertas</text:p>
          </table:table-cell>
          <table:table-cell office:value-type="float" office:value="10.909090909090908" table:style-name="ce9">
            <text:p>10,909</text:p>
          </table:table-cell>
          <table:table-cell office:value-type="float" office:value="13.559322033898304" table:style-name="ce9">
            <text:p>13,559</text:p>
          </table:table-cell>
          <table:table-cell office:value-type="float" office:value="11.538461538461538" table:style-name="ce9">
            <text:p>11,538</text:p>
          </table:table-cell>
          <table:table-cell office:value-type="float" office:value="11.904761904761903" table:style-name="ce9">
            <text:p>11,905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abertas</text:p>
          </table:table-cell>
          <table:table-cell office:value-type="float" office:value="3.1409168081494054" table:style-name="ce9">
            <text:p>3,141</text:p>
          </table:table-cell>
          <table:table-cell office:value-type="float" office:value="3.8387715930902107" table:style-name="ce9">
            <text:p>3,839</text:p>
          </table:table-cell>
          <table:table-cell office:value-type="float" office:value="4.2677012609117364" table:style-name="ce9">
            <text:p>4,268</text:p>
          </table:table-cell>
          <table:table-cell office:value-type="float" office:value="2.6371308016877637" table:style-name="ce9">
            <text:p>2,637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abertas</text:p>
          </table:table-cell>
          <table:table-cell office:value-type="float" office:value="15.886358799744627" table:style-name="ce9">
            <text:p>15,886</text:p>
          </table:table-cell>
          <table:table-cell office:value-type="float" office:value="17.153855407193554" table:style-name="ce9">
            <text:p>17,154</text:p>
          </table:table-cell>
          <table:table-cell office:value-type="float" office:value="18.69238810225221" table:style-name="ce9">
            <text:p>18,692</text:p>
          </table:table-cell>
          <table:table-cell office:value-type="float" office:value="12.46492048643592" table:style-name="ce9">
            <text:p>12,465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5.8641758550460006" table:style-name="ce9">
            <text:p>5,864</text:p>
          </table:table-cell>
          <table:table-cell office:value-type="float" office:value="6.0200394218134035" table:style-name="ce9">
            <text:p>6,020</text:p>
          </table:table-cell>
          <table:table-cell office:value-type="float" office:value="5.7177129148340669" table:style-name="ce9">
            <text:p>5,718</text:p>
          </table:table-cell>
          <table:table-cell office:value-type="float" office:value="5.6039009752438114" table:style-name="ce9">
            <text:p>5,604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3.194057567316619" table:style-name="ce9">
            <text:p>83,194</text:p>
          </table:table-cell>
          <table:table-cell office:value-type="float" office:value="87.067669172932327" table:style-name="ce9">
            <text:p>87,068</text:p>
          </table:table-cell>
          <table:table-cell office:value-type="float" office:value="84.833538840937123" table:style-name="ce9">
            <text:p>84,834</text:p>
          </table:table-cell>
          <table:table-cell office:value-type="float" office:value="85.465116279069761" table:style-name="ce9">
            <text:p>85,465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522546853261318" table:style-name="ce9">
            <text:p>85,523</text:p>
          </table:table-cell>
          <table:table-cell office:value-type="float" office:value="85.728719373579182" table:style-name="ce9">
            <text:p>85,729</text:p>
          </table:table-cell>
          <table:table-cell office:value-type="float" office:value="85.705632949727445" table:style-name="ce9">
            <text:p>85,706</text:p>
          </table:table-cell>
          <table:table-cell office:value-type="float" office:value="85.812095853936853" table:style-name="ce9">
            <text:p>85,812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138724911452186" table:style-name="ce9">
            <text:p>85,139</text:p>
          </table:table-cell>
          <table:table-cell office:value-type="float" office:value="85.820708127563407" table:style-name="ce9">
            <text:p>85,821</text:p>
          </table:table-cell>
          <table:table-cell office:value-type="float" office:value="85.984264741665996" table:style-name="ce9">
            <text:p>85,984</text:p>
          </table:table-cell>
          <table:table-cell office:value-type="float" office:value="85.825410544511669" table:style-name="ce9">
            <text:p>85,825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71.929824561403507" table:style-name="ce9">
            <text:p>71,930</text:p>
          </table:table-cell>
          <table:table-cell office:value-type="float" office:value="60.606060606060609" table:style-name="ce9">
            <text:p>60,606</text:p>
          </table:table-cell>
          <table:table-cell office:value-type="float" office:value="40.350877192982452" table:style-name="ce9">
            <text:p>40,351</text:p>
          </table:table-cell>
          <table:table-cell office:value-type="float" office:value="82.222222222222214" table:style-name="ce9">
            <text:p>82,222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7.775891341256369" table:style-name="ce9">
            <text:p>87,776</text:p>
          </table:table-cell>
          <table:table-cell office:value-type="float" office:value="86.948176583493293" table:style-name="ce9">
            <text:p>86,948</text:p>
          </table:table-cell>
          <table:table-cell office:value-type="float" office:value="86.12997090203686" table:style-name="ce9">
            <text:p>86,130</text:p>
          </table:table-cell>
          <table:table-cell office:value-type="float" office:value="87.658227848101262" table:style-name="ce9">
            <text:p>87,658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3.06074766355141" table:style-name="ce9">
            <text:p>83,061</text:p>
          </table:table-cell>
          <table:table-cell office:value-type="float" office:value="80.632881275279573" table:style-name="ce9">
            <text:p>80,633</text:p>
          </table:table-cell>
          <table:table-cell office:value-type="float" office:value="80.71591340676035" table:style-name="ce9">
            <text:p>80,716</text:p>
          </table:table-cell>
          <table:table-cell office:value-type="float" office:value="79.714719981293115" table:style-name="ce9">
            <text:p>79,715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473802342708851" table:style-name="ce9">
            <text:p>85,474</text:p>
          </table:table-cell>
          <table:table-cell office:value-type="float" office:value="85.851535555920506" table:style-name="ce9">
            <text:p>85,852</text:p>
          </table:table-cell>
          <table:table-cell office:value-type="float" office:value="86.289871292669275" table:style-name="ce9">
            <text:p>86,290</text:p>
          </table:table-cell>
          <table:table-cell office:value-type="float" office:value="86.355798785516157" table:style-name="ce9">
            <text:p>86,356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786000000000001" table:style-name="ce9">
            <text:p>99,786</text:p>
          </table:table-cell>
          <table:table-cell office:value-type="float" office:value="99.784999999999997" table:style-name="ce9">
            <text:p>99,785</text:p>
          </table:table-cell>
          <table:table-cell office:value-type="float" office:value="99.813000000000002" table:style-name="ce9">
            <text:p>99,813</text:p>
          </table:table-cell>
          <table:table-cell office:value-type="float" office:value="99.912999999999997" table:style-name="ce9">
            <text:p>99,913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29000000000002" table:style-name="ce9">
            <text:p>99,929</text:p>
          </table:table-cell>
          <table:table-cell office:value-type="float" office:value="99.924000000000007" table:style-name="ce9">
            <text:p>99,924</text:p>
          </table:table-cell>
          <table:table-cell office:value-type="float" office:value="99.963999999999999" table:style-name="ce9">
            <text:p>99,964</text:p>
          </table:table-cell>
          <table:table-cell office:value-type="float" office:value="99.962999999999994" table:style-name="ce9">
            <text:p>99,963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8.088999999999999" table:style-name="ce9">
            <text:p>98,089</text:p>
          </table:table-cell>
          <table:table-cell office:value-type="float" office:value="98.888999999999996" table:style-name="ce9">
            <text:p>98,889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3" table:style-name="ce9">
            <text:p>99,930</text:p>
          </table:table-cell>
          <table:table-cell office:value-type="float" office:value="99.933999999999997" table:style-name="ce9">
            <text:p>99,934</text:p>
          </table:table-cell>
          <table:table-cell office:value-type="float" office:value="99.968000000000004" table:style-name="ce9">
            <text:p>99,968</text:p>
          </table:table-cell>
          <table:table-cell office:value-type="float" office:value="99.968999999999994" table:style-name="ce9">
            <text:p>99,969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no Período</text:p>
          </table:table-cell>
          <table:table-cell office:value-type="float" office:value="97.040999999999997" table:style-name="ce9">
            <text:p>97,041</text:p>
          </table:table-cell>
          <table:table-cell office:value-type="float" office:value="95.465000000000003" table:style-name="ce9">
            <text:p>95,465</text:p>
          </table:table-cell>
          <table:table-cell office:value-type="float" office:value="99.665999999999997" table:style-name="ce9">
            <text:p>99,666</text:p>
          </table:table-cell>
          <table:table-cell office:value-type="float" office:value="100" table:style-name="ce9">
            <text:p>100,000</text:p>
          </table:table-cell>
          <table:table-cell table:number-columns-repeated="8"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584999999999994" table:style-name="ce9">
            <text:p>99,585</text:p>
          </table:table-cell>
          <table:table-cell office:value-type="float" office:value="99.581999999999994" table:style-name="ce9">
            <text:p>99,582</text:p>
          </table:table-cell>
          <table:table-cell office:value-type="float" office:value="99.62" table:style-name="ce9">
            <text:p>99,620</text:p>
          </table:table-cell>
          <table:table-cell office:value-type="float" office:value="99.593999999999994" table:style-name="ce9">
            <text:p>99,594</text:p>
          </table:table-cell>
          <table:table-cell table:number-columns-repeated="2" table:style-name="ce10"/>
          <table:table-cell table:number-columns-repeated="6" table:style-name="ce9"/>
          <table:table-cell table:number-columns-repeated="16370"/>
        </table:table-row>
        <table:table-row table:number-rows-repeated="10484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 number:language="pt" number:country="BR">
      <number:number number:min-integer-digits="1"/>
    </number:number-style>
    <number:number-style style:name="N37">
      <number:number number:decimal-places="3" number:min-integer-digits="1"/>
    </number:number-style>
    <number:number-style style:name="N38">
      <number:number number:decimal-places="3" number:min-integer-digits="1" number:grouping="true"/>
    </number:number-style>
    <number:date-style style:name="N39" number:language="pt" number:country="BR">
      <number:month number:textual="true"/>
      <number:text>/</number:text>
      <number:year/>
    </number:date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2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2P0"/>
    </number:currency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Excel_32_Built-in_32_Comma" style:display-name="Excel Built-in Comma" style:family="table-cell" style:data-style-name="N40">
      <style:table-cell-properties style:vertical-align="automatic" fo:background-color="transparent"/>
    </style:style>
    <style:style style:name="Excel_32_Built-in_32_Comma_32_2" style:display-name="Excel Built-in Comma 2" style:family="table-cell" style:data-style-name="N40">
      <style:table-cell-properties style:vertical-align="automatic" fo:background-color="transparent"/>
    </style:style>
    <style:style style:name="Excel_BuiltIn_Comma" style:family="table-cell" style:data-style-name="N41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" style:display-name="Heading 3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5" style:display-name="Heading1 5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6" style:display-name="Heading1 6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7" style:display-name="Heading1 7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8" style:display-name="Heading1 8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5" style:display-name="Result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6" style:display-name="Result 6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7" style:display-name="Result 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8" style:display-name="Result 8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5" style:display-name="Result2 5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6" style:display-name="Result2 6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7" style:display-name="Result2 7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8" style:display-name="Result2 8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3">
      <style:table-cell-properties style:vertical-align="automatic" fo:background-color="transparent"/>
    </style:style>
    <style:style style:name="V_237_rgula_32_2" style:display-name="Vírgula 2" style:family="table-cell" style:data-style-name="N44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dministrador</meta:initial-creator>
    <dc:creator>Windows User</dc:creator>
    <meta:creation-date>2014-01-16T12:20:14Z</meta:creation-date>
    <dc:date>2019-06-25T14:02:16Z</dc:date>
    <meta:editing-cycles>28</meta:editing-cycles>
    <meta:editing-duration>PT67067S</meta:editing-duration>
    <meta:user-defined meta:name="AppVersion">14.0300</meta:user-defined>
    <meta:user-defined meta:name="Company">Anatel</meta:user-defined>
    <meta:user-defined meta:name="ContentTypeId">0x0101002A45CBFE0405274DA36A8417DAB476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